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  <style:style style:name="ce3" style:family="table-cell" style:parent-style-name="Default">
      <style:text-properties style:text-underline-style="solid" style:text-underline-width="auto" style:text-underline-color="font-color"/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e\Ev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PlugOut</text:p>
          </table:table-cell>
          <table:table-cell office:value-type="string" calcext:value-type="string">
            <text:p>CableIn</text:p>
          </table:table-cell>
          <table:table-cell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office:value-type="string" calcext:value-type="string">
            <text:p>TagDeadlineElapsed</text:p>
          </table:table-cell>
          <table:table-cell office:value-type="string" calcext:value-type="string">
            <text:p>CableDeadlineElapsed</text:p>
          </table:table-cell>
          <table:table-cell office:value-type="string" calcext:value-type="string">
            <text:p>ChangeToUnavail</text:p>
          </table:table-cell>
          <table:table-cell office:value-type="string" calcext:value-type="string">
            <text:p>ChangeToAvail</text:p>
          </table:table-cell>
          <table:table-cell office:value-type="string" calcext:value-type="string">
            <text:p>RemoteStartTransactionAuthd</text:p>
          </table:table-cell>
          <table:table-cell office:value-type="string" calcext:value-type="string">
            <text:p>RemoteStopTransaction</text:p>
          </table:table-cell>
          <table:table-cell office:value-type="string" calcext:value-type="string">
            <text:p>UnlockConnector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AUTH_START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IDLE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IDLE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NO_CABLE_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PLU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UNAVAILABLE</text:p>
          </table:table-cell>
          <table:table-cell table:number-columns-repeated="4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number-columns-repeated="4" table:style-name="ce2" office:value-type="string" calcext:value-type="string">
            <text:p>###</text:p>
          </table:table-cell>
          <table:table-cell/>
        </table:table-row>
        <table:table-row table:style-name="ro1">
          <table:table-cell/>
          <table:table-cell table:style-name="ce2" table:number-columns-repeated="17"/>
          <table:table-cell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AUTH_STOP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2" office:value-type="string" calcext:value-type="string">
            <text:p>###</text:p>
          </table:table-cell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/>
        </table:table-row>
        <table:table-row table:style-name="ro1">
          <table:table-cell/>
          <table:table-cell table:style-name="ce2" table:number-columns-repeated="17"/>
          <table:table-cell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AUTH_START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13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3" table:style-name="ce2" office:value-type="string" calcext:value-type="string">
            <text:p>###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office:value-type="string" calcext:value-type="string">
            <text:p>ApplyStateBitm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1] = &quot;Y&quot;;32;0) + IF([.I21] = &quot;Y&quot;;16;0) + IF([.J21] = &quot;Y&quot;;8;0) + IF([.K21] = &quot;Y&quot;;4;0) + IF([.L21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2] = &quot;Y&quot;;32;0) + IF([.I22] = &quot;Y&quot;;16;0) + IF([.J22] = &quot;Y&quot;;8;0) + IF([.K22] = &quot;Y&quot;;4;0) + IF([.L22] = &quot;Y&quot;;2;0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8] = &quot;Y&quot;;32;0) + IF([.I28] = &quot;Y&quot;;16;0) + IF([.J28] = &quot;Y&quot;;8;0) + IF([.K28] = &quot;Y&quot;;4;0) + IF([.L28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29] = &quot;Y&quot;;32;0) + IF([.I29] = &quot;Y&quot;;16;0) + IF([.J29] = &quot;Y&quot;;8;0) + IF([.K29] = &quot;Y&quot;;4;0) + IF([.L29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1] = &quot;Y&quot;;32;0) + IF([.I31] = &quot;Y&quot;;16;0) + IF([.J31] = &quot;Y&quot;;8;0) + IF([.K31] = &quot;Y&quot;;4;0) + IF([.L31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32] = &quot;Y&quot;;32;0) + IF([.I32] = &quot;Y&quot;;16;0) + IF([.J32] = &quot;Y&quot;;8;0) + IF([.K32] = &quot;Y&quot;;4;0) + IF([.L32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6] = &quot;Y&quot;;32;0) + IF([.I36] = &quot;Y&quot;;16;0) + IF([.J36] = &quot;Y&quot;;8;0) + IF([.K36] = &quot;Y&quot;;4;0) + IF([.L36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7] = &quot;Y&quot;;32;0) + IF([.I37] = &quot;Y&quot;;16;0) + IF([.J37] = &quot;Y&quot;;8;0) + IF([.K37] = &quot;Y&quot;;4;0) + IF([.L37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STOP_TXN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FINISHING_NO_CABLE_UNLOCKED</text:p>
          </table:table-cell>
          <table:table-cell office:value-type="string" calcext:value-type="string">
            <text:p>FINISHING_NO_CABLE_LOCK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_UNAVAIL_SCHEDULED_FLAG</text:p>
          </table:table-cell>
          <table:table-cell office:value-type="string" calcext:value-type="string">
            <text:p>This just sets the unavailable scheduled flag. Every transition to an unlocked state checks this flag and if it is set, transitions to unavailable instead.</text:p>
          </table:table-cell>
          <table:table-cell table:number-columns-repeated="17"/>
        </table:table-row>
        <calcext:conditional-formats>
          <calcext:conditional-format calcext:target-range-address="Sheet1.B2:Sheet1.R10 Sheet1.B13:Sheet1.R18 Sheet1.B11:Sheet1.B12 Sheet1.D11:Sheet1.R12">
            <calcext:condition calcext:apply-style-name="Footnote" calcext:value="=[.$A2]" calcext:base-cell-address="Sheet1.B2"/>
            <calcext:condition calcext:apply-style-name="Bad" calcext:value="formula-is(ISNA(MATCH([.B2];[.$A$2:.$A$50];0)))" calcext:base-cell-address="Sheet1.B2"/>
            <calcext:condition calcext:apply-style-name="Footnote" calcext:value="=&quot;###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0:27:44.121290848</meta:creation-date>
    <dc:date>2022-11-03T16:30:56.345855746</dc:date>
    <meta:editing-duration>PT17H41M45S</meta:editing-duration>
    <meta:editing-cycles>17</meta:editing-cycles>
    <meta:generator>LibreOffice/7.4.2.3$Linux_X86_64 LibreOffice_project/40$Build-3</meta:generator>
    <meta:document-statistic meta:table-count="1" meta:cell-count="511" meta:object-count="0"/>
  </office:meta>
</office:document-meta>
</file>